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engin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 program on boar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view and confirm for moves, attacks, and abiliti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low player to cancel out of attack without selecting a 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rogram typ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instruction se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test</text:p>
          </table:table-cell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test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00-00-00</text:date>, <text:time style:data-style-name="N2" text:time-value="22:34:30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1-20T22:40:41.292000000</dc:date>
    <meta:editing-duration>P1DT16H50M35S</meta:editing-duration>
    <meta:editing-cycles>10</meta:editing-cycles>
    <meta:document-statistic meta:table-count="1" meta:cell-count="63" meta:object-count="0"/>
  </office:meta>
</office:document-meta>
</file>